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Spell Detect Magic</text:p>
      <text:p text:style-name="Standard">When we want to know if a spell is capable of detecting magic, we run through the spell's special abilities and execute any scripts named CanSpellDetectMagic. If any script returns a answer contining the character 'Y', we stop and assume that the spell can, indeed, detect magic.</text:p>
      <text:p text:style-name="Standard">Right now this is done only at the start of a Give Treasure event when we want to know whether or not to include the option "Detect" in the menu.</text:p>
      <text:p text:style-name="Heading">Context</text:p>
      <text:p text:style-name="Standard"/>
      <text:list xml:id="list29535561" text:style-name="L1">
        <text:list-item>
          <text:p text:style-name="P2">A character who has the spell in his spellbook.</text:p>
        </text:list-item>
        <text:list-item>
          <text:p text:style-name="P2">Spe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9:40.65</meta:creation-date>
    <meta:generator>OpenOffice.org/3.2$Win32 OpenOffice.org_project/320m12$Build-9483</meta:generator>
    <meta:document-statistic meta:table-count="0" meta:image-count="0" meta:object-count="0" meta:page-count="1" meta:paragraph-count="6" meta:word-count="92" meta:character-count="505"/>
    <dc:date>2010-05-26T09:41:02.68</dc:date>
    <dc:creator>Paul Stevens</dc:creator>
    <meta:editing-duration>PT00H01M22S</meta:editing-duration>
    <meta:editing-cycles>1</meta:editing-cycles>
  </office:meta>
</office:document-meta>
</file>